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paragraph-properties fo:text-align="center" style:justify-single-word="false"/>
      <style:text-properties style:font-name="Georgia" fo:font-size="10.5pt" style:font-size-asian="10.5pt" style:font-size-complex="10.5pt"/>
    </style:style>
    <style:style style:name="P3" style:family="paragraph" style:parent-style-name="Standard" style:master-page-name="Standard">
      <style:paragraph-properties fo:text-align="center" style:justify-single-word="false" style:page-number="auto"/>
      <style:text-properties style:font-name="Georgia" fo:font-size="14pt" style:font-size-asian="14pt" style:font-size-complex="14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ribulation is the Seed of Transformation </text:p>
      <text:p text:style-name="P2"/>
      <text:p text:style-name="P1">Read: II Corinthians 4:1-10</text:p>
      <text:p text:style-name="P1"><text:s/></text:p>
      <text:p text:style-name="P1">Text: John 15:20 "Remember the word that I said unto you: The servant is not greater than his lord. If they have persecuted me, they will also persecute you; if they have kept my saying, they will keep yours also."</text:p>
      <text:p text:style-name="P1"/>
      <text:p text:style-name="P1"><text:span text:style-name="T1">Introduction:</text:span> A tree is sawn down, dragged to the mill, stripped of its bark and sawn into pieces before it forms an elegant piece of furniture. Granite is blasted, pounded and cut before it becomes the base of a mighty bridge. A farmer’s field is slashed, turned upside down, and diced into shreds before it can produce golden grain.</text:p>
      <text:p text:style-name="P1"><text:s text:c="2"/>If trees, stone, and sod could speak they would tell you that it takes tribulation to have transformation.</text:p>
      <text:p text:style-name="P1"><text:s text:c="2"/>For some reason the church seems to want God to wave a magic wand, say abra cadabra, and instantly transform them. We have convinced people to repeat a prayer and then have pronounced them changed when there is no evidence that the prayer was even under-stood let alone came from their heart. Even the Marine Corps is smart enough to understand that if there is no pain there is no gain.</text:p>
      <text:p text:style-name="P1"><text:s text:c="2"/>The church cannot grow unless it is willing to go through some hurt.</text:p>
      <text:p text:style-name="P1"><text:span text:style-name="T1"/></text:p>
      <text:p text:style-name="P1"><text:span text:style-name="T1">I. Called by Mercy: 1</text:span> Paul reminds the Corinthian Church that they are serving only because of mercy. It is important to understand the mercy of God so we won’t be angry at God when tribulation comes. One of the lies of satan is that if we have been faithful then God owes us a pain free life. (Illustrate: those who only ask about God after there is a disaster) The wages of my sin is still eternal death even though I’ve been forgiven. Those wages were paid by Jesus so that I won’t experience eternal death, but I only escape eternal death because of mercy.</text:p>
      <text:p text:style-name="P1"><text:span text:style-name="T1"/></text:p>
      <text:p text:style-name="P1"><text:span text:style-name="T1">II. Trading Lies for Truth: 2</text:span> Paul is careful, in the second verse, to recall that we have rejected all lies and dishonesty. We have found the Truth and are a part of satans kingdom no more. He emphasizes that our conscience is clear as a result of correct handling of the Word.</text:p>
      <text:p text:style-name="P1"/>
      <text:p text:style-name="P1"><text:span text:style-name="T1">III Preaching Christ; Reflecting Light: 5-6</text:span> the key in these verses is that Paul saw an important truth that many of us seem to miss when the trouble starts. He said, in so many words: “It’s not about us; it’s about Christ. He is the one who came into our darkness and brought the glorious light.” <text:s/>It is easier to go through the hard times when you remember that <text:span text:style-name="T2">it is not for our sin that we are being troubled</text:span>. It is for our repentance and subsequent obedience to Christ that satan is riled up and trying to destroy us.</text:p>
      <text:p text:style-name="P1"><text:span text:style-name="T1"/></text:p>
      <text:p text:style-name="P1"><text:span text:style-name="T1">IV. Life’s a Pain but Christ is Gain: 7-10</text:span> Paul does not try to soften the truth of his own suffering. He notes that we are nothing without the power of God. He hastens to add that there is trouble, confusion, per-secution, attacks and scars. But these things do not control the believer in Christ. Trouble comes but it doesn’t overwhelm us. Confusion and perplexity is common but we don’t live in despair. Even when we are persecuted we recognize that we are not alone; God is there. There are bruises and scars but we do not shun the call to avoid them. We remember the scars of our Lord and we bear our own scars gladly. Peter said it like this: "But rejoice, inasmuch as ye are partakers of Christ's sufferings; that, when his glory shall be revealed, ye may be glad also with exceeding joy." (I Peter 4:13)</text:p>
      <text:p text:style-name="P1"><text:span text:style-name="T1"/></text:p>
      <text:p text:style-name="P1"><text:span text:style-name="T1">Conclude:</text:span> Paul writes in Philippians 3 of his great credentials. He tells of being born a proper Jew, of his lineage, his education, his theological upbringing, and his zeal for persecution of the church. </text:p>
      <text:p text:style-name="P1"><text:s text:c="2"/>It is not until he sees Jesus on the Damascus road and lays blinded and broken in the dust; that he is able to arise with a clear vision and a pure heart.</text:p>
      <text:p text:style-name="P1"><text:s text:c="2"/>When God allows you to be broken it is so that He may heal you and use you in His service. Your response to negative situations can bring greater glory to God than a gift of millions to the chur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Independence Day </dc:title>
    <meta:initial-creator>Joel Tice</meta:initial-creator>
    <meta:creation-date>2007-07-08T07:14:00</meta:creation-date>
    <dc:creator>Joel Tice</dc:creator>
    <dc:date>2019-06-06T12:16:39.07</dc:date>
    <meta:print-date>2007-07-14T23:47:00</meta:print-date>
    <meta:editing-cycles>11</meta:editing-cycles>
    <meta:editing-duration>PT1H36M</meta:editing-duration>
    <meta:document-statistic meta:table-count="0" meta:image-count="0" meta:object-count="0" meta:page-count="1" meta:paragraph-count="15" meta:word-count="727" meta:character-count="3916"/>
    <meta:generator>OpenOffice/4.1.3$Win32 OpenOffice.org_project/413m1$Build-9783</meta:generator>
  </office:meta>
</office:document-meta>
</file>